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3cd" officeooo:paragraph-rsid="000d43cd"/>
    </style:style>
    <style:style style:name="P2" style:family="paragraph" style:parent-style-name="Standard">
      <style:paragraph-properties fo:text-align="center" style:justify-single-word="false"/>
      <style:text-properties fo:color="#ce181e" fo:font-size="18pt" officeooo:rsid="000d43cd" officeooo:paragraph-rsid="000d43c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ce181e" fo:font-size="15pt" officeooo:rsid="000d43cd" officeooo:paragraph-rsid="000d43cd" style:font-size-asian="15pt" style:font-size-complex="15pt"/>
    </style:style>
    <style:style style:name="P4" style:family="paragraph" style:parent-style-name="Standard">
      <style:text-properties officeooo:rsid="000e66d3" officeooo:paragraph-rsid="000e66d3"/>
    </style:style>
    <style:style style:name="P5" style:family="paragraph" style:parent-style-name="Standard">
      <style:text-properties officeooo:rsid="00121b8a" officeooo:paragraph-rsid="00121b8a"/>
    </style:style>
    <style:style style:name="P6" style:family="paragraph" style:parent-style-name="Standard">
      <style:text-properties fo:color="#000000" officeooo:rsid="00121b8a" officeooo:paragraph-rsid="00121b8a"/>
    </style:style>
    <style:style style:name="P7" style:family="paragraph" style:parent-style-name="Standard">
      <style:text-properties fo:color="#000000" officeooo:rsid="0012f136" officeooo:paragraph-rsid="0012f136"/>
    </style:style>
    <style:style style:name="P8" style:family="paragraph" style:parent-style-name="Standard">
      <style:text-properties fo:color="#000000" officeooo:rsid="00134d43" officeooo:paragraph-rsid="00134d43"/>
    </style:style>
    <style:style style:name="P9" style:family="paragraph" style:parent-style-name="Standard">
      <style:text-properties fo:color="#000000" officeooo:rsid="001531ea" officeooo:paragraph-rsid="001531ea"/>
    </style:style>
    <style:style style:name="P10" style:family="paragraph" style:parent-style-name="Standard">
      <style:text-properties fo:color="#000000" officeooo:rsid="0015e24d" officeooo:paragraph-rsid="0015e24d"/>
    </style:style>
    <style:style style:name="P11" style:family="paragraph" style:parent-style-name="Standard">
      <style:text-properties fo:color="#000000" officeooo:rsid="00167566" officeooo:paragraph-rsid="00167566"/>
    </style:style>
    <style:style style:name="P12" style:family="paragraph" style:parent-style-name="Standard">
      <style:text-properties fo:color="#000000" officeooo:rsid="0017feaa" officeooo:paragraph-rsid="0017feaa"/>
    </style:style>
    <style:style style:name="P13" style:family="paragraph" style:parent-style-name="Standard">
      <style:text-properties fo:color="#000000" officeooo:rsid="001b373a" officeooo:paragraph-rsid="001b373a"/>
    </style:style>
    <style:style style:name="P14" style:family="paragraph" style:parent-style-name="Standard">
      <style:text-properties fo:color="#000000" officeooo:rsid="001bfd57" officeooo:paragraph-rsid="001bfd57"/>
    </style:style>
    <style:style style:name="P15" style:family="paragraph" style:parent-style-name="Standard">
      <style:text-properties fo:color="#000000" officeooo:rsid="001d3d1e" officeooo:paragraph-rsid="001d3d1e"/>
    </style:style>
    <style:style style:name="P16" style:family="paragraph" style:parent-style-name="Standard">
      <style:text-properties fo:color="#000000" officeooo:rsid="001db81a" officeooo:paragraph-rsid="001db81a"/>
    </style:style>
    <style:style style:name="P17" style:family="paragraph" style:parent-style-name="Standard">
      <style:text-properties fo:color="#000000" officeooo:rsid="001ddee4" officeooo:paragraph-rsid="001ddee4"/>
    </style:style>
    <style:style style:name="P18" style:family="paragraph" style:parent-style-name="Standard">
      <style:text-properties fo:color="#000000" officeooo:rsid="001df7fd" officeooo:paragraph-rsid="001df7fd"/>
    </style:style>
    <style:style style:name="P19" style:family="paragraph" style:parent-style-name="Standard">
      <style:text-properties fo:color="#000000" officeooo:rsid="00211509" officeooo:paragraph-rsid="00211509"/>
    </style:style>
    <style:style style:name="P20" style:family="paragraph" style:parent-style-name="Standard">
      <style:text-properties fo:color="#000000" officeooo:rsid="002154d8" officeooo:paragraph-rsid="002154d8"/>
    </style:style>
    <style:style style:name="P21" style:family="paragraph" style:parent-style-name="Standard">
      <style:text-properties fo:color="#000000" officeooo:rsid="0023022e" officeooo:paragraph-rsid="0023022e"/>
    </style:style>
    <style:style style:name="P22" style:family="paragraph" style:parent-style-name="Standard">
      <style:text-properties fo:color="#000000" fo:font-weight="bold" officeooo:rsid="0023022e" officeooo:paragraph-rsid="0023022e" style:font-weight-asian="bold" style:font-weight-complex="bold"/>
    </style:style>
    <style:style style:name="P23" style:family="paragraph" style:parent-style-name="Standard">
      <style:text-properties fo:color="#000000" officeooo:rsid="0023f2e0" officeooo:paragraph-rsid="0023f2e0"/>
    </style:style>
    <style:style style:name="P24" style:family="paragraph" style:parent-style-name="Standard">
      <style:text-properties fo:color="#000000" officeooo:rsid="0025251d" officeooo:paragraph-rsid="0025251d"/>
    </style:style>
    <style:style style:name="P25" style:family="paragraph" style:parent-style-name="Standard">
      <style:text-properties fo:color="#72bf44" officeooo:rsid="00134d43" officeooo:paragraph-rsid="00134d43"/>
    </style:style>
    <style:style style:name="P26" style:family="paragraph" style:parent-style-name="Standard">
      <style:text-properties fo:color="#00a65d" officeooo:rsid="001531ea" officeooo:paragraph-rsid="001531ea"/>
    </style:style>
    <style:style style:name="P27" style:family="paragraph" style:parent-style-name="Standard">
      <style:text-properties fo:color="#00a65d" officeooo:rsid="00211509" officeooo:paragraph-rsid="00211509"/>
    </style:style>
    <style:style style:name="P28" style:family="paragraph" style:parent-style-name="Standard">
      <style:text-properties fo:color="#00a65d" officeooo:rsid="002154d8" officeooo:paragraph-rsid="002154d8"/>
    </style:style>
    <style:style style:name="P29" style:family="paragraph" style:parent-style-name="Standard">
      <style:text-properties officeooo:rsid="002154d8" officeooo:paragraph-rsid="002154d8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ce181e"/>
    </style:style>
    <style:style style:name="T3" style:family="text">
      <style:text-properties fo:color="#ed1c24"/>
    </style:style>
    <style:style style:name="T4" style:family="text">
      <style:text-properties fo:color="#000000"/>
    </style:style>
    <style:style style:name="T5" style:family="text">
      <style:text-properties officeooo:rsid="00167566"/>
    </style:style>
    <style:style style:name="T6" style:family="text">
      <style:text-properties officeooo:rsid="00194b47"/>
    </style:style>
    <style:style style:name="T7" style:family="text">
      <style:text-properties officeooo:rsid="001a3cd8"/>
    </style:style>
    <style:style style:name="T8" style:family="text">
      <style:text-properties officeooo:rsid="001ff44f"/>
    </style:style>
    <style:style style:name="T9" style:family="text">
      <style:text-properties officeooo:rsid="002462db"/>
    </style:style>
    <style:style style:name="gr1" style:family="graphic">
      <style:graphic-properties draw:fill="none" draw:textarea-horizontal-align="justify" draw:textarea-vertical-align="middle" draw:auto-grow-height="false" fo:min-height="0.748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Extrémités_20_de_20_flèche_20_1" draw:fill="none" draw:textarea-horizontal-align="justify" draw:textarea-vertical-align="middle" draw:auto-grow-height="false" fo:min-height="0.748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 Théorique</text:p>
      <text:p text:style-name="P1"/>
      <text:p text:style-name="P3">Théorie des graphes</text:p>
      <text:p text:style-name="P1"/>
      <text:p text:style-name="P1">Graphe = structure mathématique.</text:p>
      <text:p text:style-name="P1">Noeuds / arêtes / arcs</text:p>
      <text:p text:style-name="P1"/>
      <text:p text:style-name="P1">Graphe : G = &lt;V,E&gt; (vertice, edge)</text:p>
      <text:p text:style-name="P1">Set of nodes : V = {V<text:span text:style-name="T1">1</text:span>, V<text:span text:style-name="T1">2</text:span>, …}</text:p>
      <text:p text:style-name="P1">Set of edged : {e<text:span text:style-name="T1">1</text:span>, e<text:span text:style-name="T1">2</text:span>, …}</text:p>
      <text:p text:style-name="P1"/>
      <text:p text:style-name="P1">Nombre de nœuds : |V|</text:p>
      <text:p text:style-name="P1">Nb d’arêtes : |E|</text:p>
      <text:p text:style-name="P1"/>
      <text:p text:style-name="P4">Un graphe de n nœuds ⇒ n(n-1)/2</text:p>
      <text:p text:style-name="P4"/>
      <text:p text:style-name="P28">Types de graphes</text:p>
      <text:p text:style-name="P29"/>
      <text:p text:style-name="P5">Le sens des arêtes n’a pas d’importance dans un <text:span text:style-name="T2">graphe non orienté</text:span></text:p>
      <text:p text:style-name="P5">Elles en ont une dans un <text:span text:style-name="T2">graphe orienté </text:span></text:p>
      <text:p text:style-name="P6">On parle plutôt d’<text:span text:style-name="T3">arc</text:span> que d’<text:span text:style-name="T3">arête </text:span>dans un <text:span text:style-name="T3">graphe orienté</text:span></text:p>
      <text:p text:style-name="P6"><text:span text:style-name="T3"/></text:p>
      <text:p text:style-name="P7">Graphe orienté ⇒ pas de boucles, pas d’arcs redondants</text:p>
      <text:p text:style-name="P7"/>
      <text:p text:style-name="P7">La force des interactions est liée à un <text:span text:style-name="T3">poids.</text:span></text:p>
      <text:p text:style-name="P7"/>
      <text:p text:style-name="P8">Les arêtes ne se croisent pas dans les <text:span text:style-name="T3">graphes planaires</text:span></text:p>
      <text:p text:style-name="P8"><text:span text:style-name="T3"/></text:p>
      <text:p text:style-name="P25"><text:span text:style-name="T3">Graphes temporels </text:span><text:span text:style-name="T4">→ On ajoute 2 paramètres : t, le pas de temps, d = durée d’interaction</text:span></text:p>
      <text:p text:style-name="P25"><text:span text:style-name="T4"/></text:p>
      <text:p text:style-name="P26">Les chemins dans un graphe</text:p>
      <text:p text:style-name="P26"/>
      <text:p text:style-name="P9">Ex : (v<text:span text:style-name="T1">0</text:span>, e<text:span text:style-name="T1">1</text:span>, v<text:span text:style-name="T1">1</text:span>, e<text:span text:style-name="T1">2</text:span>, v<text:span text:style-name="T1">2</text:span>, …) : alternance v/e.</text:p>
      <text:p text:style-name="P10">On se balade de voisin en voisin.</text:p>
      <text:p text:style-name="P10"/>
      <text:p text:style-name="P10"><text:span text:style-name="T5">Pour i ≤ k, </text:span>e<text:span text:style-name="T1">i</text:span> = &lt;v<text:span text:style-name="T1">i-1</text:span>, v<text:span text:style-name="T1">1</text:span>&gt;</text:p>
      <text:p text:style-name="P11">k = longueur du chemin</text:p>
      <text:p text:style-name="P11"/>
      <text:p text:style-name="P11"><text:span text:style-name="T3">Chemin ouvert </text:span>: Le premier et le dernier nœud ne sont pas les mêmes</text:p>
      <text:p text:style-name="P11"><text:span text:style-name="T3">Chemin fermé</text:span> : Le premier et le dernier nœud sont le même</text:p>
      <text:p text:style-name="P11"/>
      <text:p text:style-name="P12"><text:span text:style-name="T3">Promenade</text:span> : <text:span text:style-name="T6">Chemin où a</text:span>ucune arête n’est répétée <text:span text:style-name="T7">(pas forcément les nœuds) </text:span></text:p>
      <text:p text:style-name="P13"><text:span text:style-name="T3">Chaîne</text:span> : Chemin (promenade ouverte) où aucun nœud n’est répété (on a tendance à dire chemin)</text:p>
      <text:p text:style-name="P13"/>
      <text:p text:style-name="P14">Chemin le plus court est une chaîne</text:p>
      <text:p text:style-name="P15">Les distances entre un graphe orienté et non orienté peuvent différer.</text:p>
      <text:p text:style-name="P15"/>
      <text:p text:style-name="P16"><text:span text:style-name="T3">Circuit </text:span>: Promenade fermée qui peut avoir des nœuds répétés</text:p>
      <text:p text:style-name="P16"/>
      <text:p text:style-name="P16"><text:span text:style-name="T3">Cycle</text:span> : Circuit sans nœud répété (sauf le premier)</text:p>
      <text:p text:style-name="P16"/>
      <text:p text:style-name="P16"/>
      <text:p text:style-name="P28"><text:soft-page-break/>Connectivité</text:p>
      <text:p text:style-name="P20"/>
      <text:p text:style-name="P17">Des <text:span text:style-name="T3">nœuds </text:span>sont <text:span text:style-name="T3">connectés</text:span> s’il existe un chemin entre eux</text:p>
      <text:p text:style-name="P17">Un <text:span text:style-name="T3">graphe</text:span> est <text:span text:style-name="T3">connexe/connecté</text:span> si on peut relier chaque paire de nœud </text:p>
      <text:p text:style-name="P18">Un <text:span text:style-name="T3">graphe (orienté)</text:span> est <text:span text:style-name="T3">fortement connexe </text:span>si pour chaque paire de nœud on peut aller de l’un vers l’autre et de l’autre vers l’un. </text:p>
      <text:p text:style-name="P18">Il est <text:span text:style-name="T3">faiblement connexe</text:span> si en le rendant non orienté deviendrait <text:span text:style-name="T8">fortement </text:span>conne<text:span text:style-name="T8">xe</text:span></text:p>
      <text:p text:style-name="P18"/>
      <text:p text:style-name="P27">Sous graphes</text:p>
      <text:p text:style-name="P19"/>
      <text:p text:style-name="P19">Sous-graphe : G’=&lt;V’, E’&gt;</text:p>
      <text:p text:style-name="P19">V’ sous-ensemble de V et E’ sous-ensemble de E</text:p>
      <text:p text:style-name="P11"/>
      <text:p text:style-name="P21">Sous-graphe couvrant (spanning subgraph)</text:p>
      <text:p text:style-name="P21">Sous-graphe induit (inducted)</text:p>
      <text:p text:style-name="P21"/>
      <text:p text:style-name="P22"><draw:custom-shape text:anchor-type="paragraph" draw:z-index="3" draw:name="Forme1" draw:style-name="gr1" draw:text-style-name="P30" svg:width="1.059cm" svg:height="1.059cm" svg:x="2.23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" draw:style-name="gr2" draw:text-style-name="P30" svg:width="1.059cm" svg:height="1.059cm" svg:x="-0.231cm" svg:y="0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<draw:line text:anchor-type="paragraph" draw:z-index="6" draw:name="Forme3" draw:style-name="gr3" draw:text-style-name="P31" svg:x1="2.229cm" svg:y1="0.296cm" svg:x2="0.827cm" svg:y2="0.402cm"><text:p/></draw:line>V1<text:tab/><text:tab/>V2<text:tab/><text:tab/><text:tab/></text:p>
      <text:p text:style-name="P23"><draw:line text:anchor-type="paragraph" draw:z-index="5" draw:name="Forme2" draw:style-name="gr3" draw:text-style-name="P31" svg:x1="0.351cm" svg:y1="0.302cm" svg:x2="0.325cm" svg:y2="1.27cm"><text:p/></draw:line><draw:line text:anchor-type="paragraph" draw:z-index="7" draw:name="Forme4" draw:style-name="gr3" draw:text-style-name="P31" svg:x1="2.706cm" svg:y1="1.217cm" svg:x2="2.732cm" svg:y2="0.344cm"><text:p/></draw:line><draw:line text:anchor-type="paragraph" draw:z-index="9" draw:name="Forme6" draw:style-name="gr3" draw:text-style-name="P31" svg:x1="2.388cm" svg:y1="0.344cm" svg:x2="1.674cm" svg:y2="2.217cm"><text:p/></draw:line></text:p>
      <text:p text:style-name="P23"/>
      <text:p text:style-name="P23"><draw:custom-shape text:anchor-type="paragraph" draw:z-index="1" draw:name="Forme1" draw:style-name="gr1" draw:text-style-name="P30" svg:width="1.059cm" svg:height="1.059cm" svg:x="-0.258cm" svg:y="0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1" draw:text-style-name="P30" svg:width="1.059cm" svg:height="1.059cm" svg:x="2.23cm" svg:y="0.2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>V5<text:tab/><text:tab/>V3</text:p>
      <text:p text:style-name="P23"><draw:custom-shape text:anchor-type="paragraph" draw:z-index="0" draw:name="Forme1" draw:style-name="gr1" draw:text-style-name="P30" svg:width="1.059cm" svg:height="1.059cm" svg:x="1.012cm" svg:y="0.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e5" draw:style-name="gr3" draw:text-style-name="P31" svg:x1="1.912cm" svg:y1="0.508cm" svg:x2="2.415cm" svg:y2="0.138cm"><text:p/></draw:line><draw:line text:anchor-type="paragraph" draw:z-index="10" draw:name="Forme7" draw:style-name="gr3" draw:text-style-name="P31" svg:x1="0.589cm" svg:y1="0.243cm" svg:x2="1.012cm" svg:y2="0.534cm"><text:p/></draw:line></text:p>
      <text:p text:style-name="P23"><text:tab/>V4</text:p>
      <text:p text:style-name="P21"/>
      <text:p text:style-name="P21"/>
      <text:p text:style-name="P24"><text:tab/>V1<text:tab/>V2<text:tab/>V3<text:tab/>V4<text:tab/>V5</text:p>
      <text:p text:style-name="P24">V1<text:tab/>0<text:tab/>1<text:tab/>0<text:tab/>0<text:tab/>0</text:p>
      <text:p text:style-name="P24"/>
      <text:p text:style-name="P24">V2<text:tab/>0<text:tab/>0<text:tab/>1<text:tab/>0<text:tab/>0</text:p>
      <text:p text:style-name="P24"/>
      <text:p text:style-name="P24">V3<text:tab/>0<text:tab/>0<text:tab/>0<text:tab/>1<text:tab/>0</text:p>
      <text:p text:style-name="P24"/>
      <text:p text:style-name="P24">V4<text:tab/>0<text:tab/>1<text:tab/>0<text:tab/>0<text:tab/>1</text:p>
      <text:p text:style-name="P24"/>
      <text:p text:style-name="P24">V5<text:tab/>1<text:tab/>0<text:tab/>0<text:tab/>0<text:tab/>0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8:14:04.632258905</meta:creation-date>
    <dc:date>2018-09-28T09:55:57.118581341</dc:date>
    <meta:editing-duration>PT1H3M35S</meta:editing-duration>
    <meta:editing-cycles>26</meta:editing-cycles>
    <meta:generator>LibreOffice/5.4.6.2$Linux_X86_64 LibreOffice_project/40m0$Build-2</meta:generator>
    <meta:document-statistic meta:table-count="0" meta:image-count="0" meta:object-count="0" meta:page-count="2" meta:paragraph-count="50" meta:word-count="380" meta:character-count="1925" meta:non-whitespace-character-count="1584"/>
  </office:meta>
</office:document-meta>
</file>